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jekt "theTHING" Dokumentation</text:p>
      <text:p text:style-name="Standard"/>
      <text:p text:style-name="Standard">ZIELSETZUNG: Ein Interface, alle Geräte</text:p>
      <text:p text:style-name="Standard">-plattformunabhängig </text:p>
      <text:p text:style-name="Standard">-portable</text:p>
      <text:p text:style-name="Standard">-anpassbar</text:p>
      <text:p text:style-name="Standard">-OntopOfDesktop GUI</text:p>
      <text:p text:style-name="Standard"><text:s/>genaueres kann dem Changelog entnommen werden – erster Eintrag. </text:p>
      <text:p text:style-name="Standard"/>
      <text:p text:style-name="Standard">Derzeitiger Status: </text:p>
      <text:p text:style-name="Standard">Zielsetzung abgeschlossen</text:p>
      <text:p text:style-name="Standard">Umsetzungswerkzeuge werden gesucht. </text:p>
      <text:p text:style-name="Standard"/>
      <text:p text:style-name="Standard">Da ich um irgendeine Art von scripts nicht herum komme und mir das leben gerne so einfach wie möglich gestalten will (und damit auch den Usern, die das ganze hoffentlich irgendwann vielleicht mal als garkeine schlechte Idee oder sogar als wirkliche Bereicherung sehen werden), schau ich mich grad nach brauchbarem um. In der Auswahl sind zur Zeit: </text:p>
      <text:p text:style-name="Standard"/>
      <text:p text:style-name="Standard">-Scratch</text:p>
      <text:p text:style-name="Standard">-Python </text:p>
      <text:p text:style-name="Standard">-PHP</text:p>
      <text:p text:style-name="Standard">-HTML5</text:p>
      <text:p text:style-name="Standard">-AIML</text:p>
      <text:p text:style-name="Standard"/>
      <text:p text:style-name="Standard">Meine vermutung ist es, dass ich mit einer Sprache nicht hinkomme und für verschiedene aufgaben, verschieden Sprachen benutzen werde. So wird für den visuellen Aspekt vermutlich html5, ajax, php als trio zum einsatz kommen – Im Idealfall gibt es dafür Module oder Wrapper für nen Scratch artigen WYSIWYG Editor. Auch "Kompozer" kam mir in den Sinn. </text:p>
      <text:p text:style-name="Standard"/>
      <text:p text:style-name="Standard"><text:tab/>Das Problem mit dem ich konfrontiert bin, ist die übermässig grosse auswahl UND spezialisierung der jeweiligen Sprache. Ich hätte am liebsten einen All in One Editor mit syntaxhighlighting und ein set von compilern und interpretern. </text:p>
      <text:p text:style-name="Standard"/>
      <text:p text:style-name="Standard"><text:tab/>GITHUB account angelegt. </text:p>
      <text:p text:style-name="Standard"/>
      <text:p text:style-name="Standard"><text:tab/>Ich denke, das ist die richtige Anlaufstelle für sowas. </text:p>
      <text:p text:style-name="Standard"/>
      <text:p text:style-name="Standard">Blockbase, Django, Concrete, Electron – sind nochmal candidaten bei denen ich reinschauen muss, ob sie geeignet sind. </text:p>
      <text:p text:style-name="Standard"/>
      <text:p text:style-name="Standard">Die Anforderungen an dieses Projekt wachsen stetig. Daher ist es auch modular konzipiert. </text:p>
      <text:p text:style-name="Standard"/>
      <text:p text:style-name="Standard">Das Grundgerüst steht jetzt im groben bereits fest und <text:s/>ist dem Changelog zu entnehmen. </text:p>
      <text:p text:style-name="Standard"/>
      <text:p text:style-name="Standard">5.6.2021 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M16S</meta:editing-duration>
    <meta:editing-cycles>3</meta:editing-cycles>
    <meta:generator>OpenOffice/4.1.9$Win32 OpenOffice.org_project/419m1$Build-9805</meta:generator>
    <dc:date>2021-06-06T22:50:14.78</dc:date>
    <meta:document-statistic meta:table-count="0" meta:image-count="0" meta:object-count="0" meta:page-count="1" meta:paragraph-count="24" meta:word-count="240" meta:character-count="1628"/>
    <meta:user-defined meta:name="Info 1"/>
    <meta:user-defined meta:name="Info 2"/>
    <meta:user-defined meta:name="Info 3"/>
    <meta:user-defined meta:name="Info 4"/>
  </office:meta>
</office:document-meta>
</file>